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503cm" fo:break-before="auto" style:use-optimal-row-height="true"/>
    </style:style>
    <style:style style:name="ro11" style:family="table-row">
      <style:table-row-properties style:row-height="1.879cm" fo:break-before="auto" style:use-optimal-row-height="false"/>
    </style:style>
    <style:style style:name="ro12" style:family="table-row">
      <style:table-row-properties style:row-height="3.149cm" fo:break-before="auto" style:use-optimal-row-height="false"/>
    </style:style>
    <style:style style:name="ro13" style:family="table-row">
      <style:table-row-properties style:row-height="4.736cm" fo:break-before="auto" style:use-optimal-row-height="false"/>
    </style:style>
    <style:style style:name="ro14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02cm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e0" fo:border="0.002cm solid #000000"/>
    </style:style>
    <style:style style:name="ce9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14" style:family="table-cell" style:parent-style-name="Default" style:data-style-name="N0">
      <style:table-cell-properties fo:background-color="#ffffe0" fo:border="0.002cm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"/>
        <table:table-column table:style-name="co11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768" table:default-cell-style-name="ce1"/>
        <table:table-row table:style-name="ro1">
          <table:table-cell table:style-name="ce2"/>
          <table:table-cell table:style-name="ce3" office:value-type="string">
            <text:p>Equipo 3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2"/>
          <table:table-cell table:style-name="ce3" office:value-type="string">
            <text:p>Jorge Martínez</text:p>
          </table:table-cell>
          <table:table-cell table:style-name="ce3" office:value-type="string">
            <text:p>Cristina Lahoz</text:p>
          </table:table-cell>
          <table:table-cell table:style-name="ce3" office:value-type="string">
            <text:p>Patricia Lázaro</text:p>
          </table:table-cell>
          <table:table-cell table:style-name="ce3" office:value-type="string">
            <text:p>Eduardo Ibañez</text:p>
          </table:table-cell>
          <table:table-cell table:style-name="ce3" office:value-type="string">
            <text:p>Daniel Forcen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3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2.5">
            <text:p>2,5</text:p>
          </table:table-cell>
          <table:table-cell table:style-name="ce8" office:value-type="float" office:value="3.5">
            <text:p>3,5</text:p>
          </table:table-cell>
          <table:table-cell table:style-name="ce8" office:value-type="float" office:value="4.5">
            <text:p>4,5</text:p>
          </table:table-cell>
          <table:table-cell table:number-columns-repeated="1018"/>
        </table:table-row>
        <table:table-row table:style-name="ro11">
          <table:table-cell table:style-name="ce7" office:value-type="string">
            <text:p>Descripción trabajo</text:p>
          </table:table-cell>
          <table:table-cell table:style-name="ce9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9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9" office:value-type="string">
            <text:p>18/02/2016: primera reunion (1,5 horas)26/02/2016: reunion scrum (1 hora)</text:p>
          </table:table-cell>
          <table:table-cell table:style-name="ce9" office:value-type="string">
            <text:p>18/02/2016: primera reunion (1,5 horas) 26/02/2016: reunion scrum (1 hora) 28/02/2016: tutorial ionic (1 hora)</text:p>
          </table:table-cell>
          <table:table-cell table:style-name="ce9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.5">
            <text:p>1,5</text:p>
          </table:table-cell>
          <table:table-cell table:number-columns-repeated="1018"/>
        </table:table-row>
        <table:table-row table:style-name="ro12">
          <table:table-cell table:style-name="ce7" office:value-type="string">
            <text:p>Descripción trabajo</text:p>
          </table:table-cell>
          <table:table-cell table:style-name="ce9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9" office:value-type="string">
            <text:p>02/03/2016: reunión arquitectura (1,5 horas)</text:p>
          </table:table-cell>
          <table:table-cell table:style-name="ce9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9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9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14" office:value-type="float" office:value="25">
            <text:p>25</text:p>
          </table:table-cell>
          <table:table-cell table:style-name="ce8" office:value-type="float" office:value="27.5">
            <text:p>27,5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number-columns-repeated="1018"/>
        </table:table-row>
        <table:table-row table:style-name="ro13">
          <table:table-cell table:style-name="ce7" office:value-type="string">
            <text:p>Descripción trabajo</text:p>
          </table:table-cell>
          <table:table-cell table:style-name="ce9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9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9" office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9" office:value-type="string">
            <text:p>28/03/2016: configuración del servidor (2,5 horas) </text:p>
            <text:p>29/03/2016: conexión con la base de datos (0,75 horas) </text:p>
            <text:p>29/03/2016: implementación de simuladores (0,75 horas) </text:p>
            <text:p>30/03/2016: implementación de simuladores (1 hora) </text:p>
            <text:p>05/04/2016: implementación de spring boot (6 horas)</text:p>
            <text:p><text:s/>06/03/2016: implementación de spring boot (3,5 horas) </text:p>
            <text:p>07/04/2016: reconfiguración de código de servidor (2,5 horas) </text:p>
            <text:p>09/04/2016: implementación de servlet y repositorio (1 hora) </text:p>
            <text:p>10/04/2016: implementación en dominio e infraestructura (2 horas)</text:p>
          </table:table-cell>
          <table:table-cell table:style-name="ce9" office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<text:s/>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/>
          <table:table-cell table:number-columns-repeated="1018"/>
        </table:table-row>
        <table:table-row table:style-name="ro11">
          <table:table-cell table:style-name="ce7" office:value-type="string">
            <text:p>Descripción trabajo</text:p>
          </table:table-cell>
          <table:table-cell table:style-name="ce9" office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9" office:value-type="string">
            <text:p>11/04/2016: estilo geoserver (1 hora) formatear datos bd (2 horas)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number-columns-repeated="5" table:style-name="ce8"/>
          <table:table-cell table:number-columns-repeated="1018"/>
        </table:table-row>
        <table:table-row table:style-name="ro11">
          <table:table-cell table:style-name="ce7" office:value-type="string">
            <text:p>Descripción trabajo</text:p>
          </table:table-cell>
          <table:table-cell table:style-name="ce9" table:number-columns-repeated="5"/>
          <table:table-cell table:number-columns-repeated="1018"/>
        </table:table-row>
        <table:table-row table:style-name="ro1">
          <table:table-cell table:style-name="ce3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number-columns-repeated="5" table:style-name="ce8"/>
          <table:table-cell table:number-columns-repeated="1018"/>
        </table:table-row>
        <table:table-row table:style-name="ro11">
          <table:table-cell table:style-name="ce7" office:value-type="string">
            <text:p>Descripción trabajo</text:p>
          </table:table-cell>
          <table:table-cell table:style-name="ce9" table:number-columns-repeated="5"/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3" office:value-type="string">
            <text:p>TOTALES</text:p>
          </table:table-cell>
          <table:table-cell table:style-name="ce6" table:formula="of:=SUM([.B4];[.B7];[.B10];[.B13];[.B16];[.B19])" office:value-type="float" office:value="43.5">
            <text:p>43,5</text:p>
          </table:table-cell>
          <table:table-cell table:style-name="ce6" table:formula="of:=SUM([.C4];[.C7];[.C10];[.C13];[.C16];[.C19])" office:value-type="float" office:value="38.5">
            <text:p>38,5</text:p>
          </table:table-cell>
          <table:table-cell table:style-name="ce6" table:formula="of:=SUM([.D4];[.D7];[.D10];[.D13];[.D16];[.D19])" office:value-type="float" office:value="48.5">
            <text:p>48,5</text:p>
          </table:table-cell>
          <table:table-cell table:style-name="ce6" table:formula="of:=SUM([.E4];[.E7];[.E10];[.E13];[.E16];[.E19])" office:value-type="float" office:value="27.5">
            <text:p>27,5</text:p>
          </table:table-cell>
          <table:table-cell table:style-name="ce6" table:formula="of:=SUM([.F4];[.F7];[.F10];[.F13];[.F16];[.F19])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768" table:default-cell-style-name="ce1"/>
        <table:table-row table:style-name="ro1">
          <table:table-cell table:style-name="ce2"/>
          <table:table-cell table:style-name="ce3" office:value-type="string">
            <text:p>Equipo 0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3" office:value-type="string">
            <text:p>Andrés</text:p>
          </table:table-cell>
          <table:table-cell table:style-name="ce3" office:value-type="string">
            <text:p>Beatriz</text:p>
          </table:table-cell>
          <table:table-cell table:style-name="ce3" office:value-type="string">
            <text:p>Cosme</text:p>
          </table:table-cell>
          <table:table-cell table:style-name="ce3" office:value-type="string">
            <text:p>Daniela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.5">
            <text:p>4,5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7" office:value-type="string">
            <text:p>Descripción trabajo</text:p>
          </table:table-cell>
          <table:table-cell table:style-name="ce9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9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9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7" office:value-type="string">
            <text:p>Descripción trabajo</text:p>
          </table:table-cell>
          <table:table-cell table:number-columns-repeated="4" table:style-name="ce9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5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5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 $ (</number:text>
      <number:number number:decimal-places="2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9P0" style:volatile="true">
      <number:text> $ </number:text>
      <number:number number:decimal-places="0" number:min-integer-digits="1"/>
      <number:text> </number:text>
    </number:number-style>
    <number:number-style style:name="N109P1" style:volatile="true">
      <number:text> $ (</number:text>
      <number:number number:decimal-places="0" number:min-integer-digits="1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0" number:min-integer-digits="1"/>
      <number:text> </number:text>
    </number:number-style>
    <number:number-style style:name="N116P1" style:volatile="true">
      <number:text>  (</number:text>
      <number:number number:decimal-places="0" number:min-integer-digits="1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3">
      <number:text> $ </number:text>
      <number:number number:decimal-places="2" number:min-integer-digits="1" number:grouping="true"/>
      <number:text> </number:text>
    </number:number-style>
    <number:number-style style:name="N104">
      <number:text> $ (</number:text>
      <number:number number:decimal-places="2" number:min-integer-digits="1" number:grouping="true"/>
      <number:text>)</number:text>
    </number:number-style>
    <number:number-style style:name="N105">
      <number:text> $- </number:text>
    </number:number-style>
    <number:number-style style:name="N107">
      <number:text> $ </number:text>
      <number:number number:decimal-places="0" number:min-integer-digits="1"/>
      <number:text> </number:text>
    </number:number-style>
    <number:number-style style:name="N108">
      <number:text> $ (</number:text>
      <number:number number:decimal-places="0" number:min-integer-digits="1"/>
      <number:text>)</number:text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  (</number:text>
      <number:number number:decimal-places="2" number:min-integer-digits="1" number:grouping="true"/>
      <number:text>)</number:text>
    </number:number-style>
    <number:number-style style:name="N112">
      <number:text> - </number:text>
    </number:number-style>
    <number:number-style style:name="N114">
      <number:number number:decimal-places="0" number:min-integer-digits="1"/>
      <number:text> </number:text>
    </number:number-style>
    <number:number-style style:name="N115">
      <number:text>  (</number:text>
      <number:number number:decimal-places="0" number:min-integer-digits="1"/>
      <number:text>)</number:text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6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09">
      <style:table-cell-properties fo:background-color="transparent" style:vertical-align="automatic"/>
    </style:style>
    <style:style style:name="Currency" style:family="table-cell" style:parent-style-name="Default" style:data-style-name="N113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6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11/04/2016</text:date>, <text:time>20:59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creator>Jorge M</dc:creator>
    <dc:date>2016-04-11T20:59:32</dc:date>
    <meta:editing-cycles>36</meta:editing-cycles>
    <meta:editing-duration>PT45M30S</meta:editing-duration>
    <meta:document-statistic meta:table-count="2" meta:cell-count="108" meta:object-count="0"/>
  </office:meta>
</office:document-meta>
</file>